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00000002099A0A4DA7EB6FA7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cb54" officeooo:paragraph-rsid="001fcb54"/>
    </style:style>
    <style:style style:name="P2" style:family="paragraph" style:parent-style-name="Text_20_body">
      <style:text-properties officeooo:rsid="0020dca5" officeooo:paragraph-rsid="0020dca5"/>
    </style:style>
    <style:style style:name="P3" style:family="paragraph" style:parent-style-name="Text_20_body">
      <style:text-properties officeooo:rsid="00225293" officeooo:paragraph-rsid="00225293"/>
    </style:style>
    <style:style style:name="P4" style:family="paragraph" style:parent-style-name="Text_20_body">
      <style:text-properties officeooo:rsid="00225293" officeooo:paragraph-rsid="0042c34a"/>
    </style:style>
    <style:style style:name="P5" style:family="paragraph" style:parent-style-name="Text_20_body">
      <style:text-properties officeooo:rsid="0023df0e" officeooo:paragraph-rsid="0023df0e"/>
    </style:style>
    <style:style style:name="P6" style:family="paragraph" style:parent-style-name="Text_20_body">
      <style:text-properties officeooo:rsid="0024c28c" officeooo:paragraph-rsid="00267ef3"/>
    </style:style>
    <style:style style:name="P7" style:family="paragraph" style:parent-style-name="Text_20_body">
      <style:text-properties officeooo:rsid="0024c28c" officeooo:paragraph-rsid="0035595a"/>
    </style:style>
    <style:style style:name="P8" style:family="paragraph" style:parent-style-name="Text_20_body">
      <style:text-properties officeooo:paragraph-rsid="00267ef3"/>
    </style:style>
    <style:style style:name="P9" style:family="paragraph" style:parent-style-name="Text_20_body">
      <style:text-properties officeooo:rsid="00267ef3" officeooo:paragraph-rsid="00267ef3"/>
    </style:style>
    <style:style style:name="P10" style:family="paragraph" style:parent-style-name="Text_20_body">
      <style:text-properties fo:font-style="normal" officeooo:paragraph-rsid="0027ea55" style:font-style-asian="normal" style:font-style-complex="normal"/>
    </style:style>
    <style:style style:name="P11" style:family="paragraph" style:parent-style-name="Text_20_body">
      <style:text-properties officeooo:rsid="00296a80" officeooo:paragraph-rsid="00296a80"/>
    </style:style>
    <style:style style:name="P12" style:family="paragraph" style:parent-style-name="Text_20_body">
      <style:text-properties officeooo:rsid="0031f4fc" officeooo:paragraph-rsid="0031f4fc"/>
    </style:style>
    <style:style style:name="P13" style:family="paragraph" style:parent-style-name="Text_20_body">
      <style:text-properties officeooo:rsid="0035595a" officeooo:paragraph-rsid="003bdce6"/>
    </style:style>
    <style:style style:name="P14" style:family="paragraph" style:parent-style-name="Text_20_body">
      <style:text-properties officeooo:rsid="00345e77" officeooo:paragraph-rsid="0037c59c"/>
    </style:style>
    <style:style style:name="P15" style:family="paragraph" style:parent-style-name="Standard">
      <style:text-properties officeooo:rsid="00267ef3" officeooo:paragraph-rsid="00267ef3"/>
    </style:style>
    <style:style style:name="P16" style:family="paragraph" style:parent-style-name="Standard">
      <style:text-properties officeooo:rsid="00267ef3" officeooo:paragraph-rsid="0027ea55"/>
    </style:style>
    <style:style style:name="P17" style:family="paragraph" style:parent-style-name="Standard">
      <style:text-properties officeooo:rsid="00267ef3" officeooo:paragraph-rsid="0037c59c"/>
    </style:style>
    <style:style style:name="P18" style:family="paragraph" style:parent-style-name="Standard">
      <style:text-properties fo:font-style="normal" officeooo:rsid="00267ef3" style:font-style-asian="normal" style:font-style-complex="normal"/>
    </style:style>
    <style:style style:name="P19" style:family="paragraph" style:parent-style-name="Standard">
      <style:text-properties officeooo:paragraph-rsid="002995b4"/>
    </style:style>
    <style:style style:name="P20" style:family="paragraph" style:parent-style-name="Standard">
      <style:text-properties officeooo:rsid="002995b4" officeooo:paragraph-rsid="002995b4"/>
    </style:style>
    <style:style style:name="P21" style:family="paragraph" style:parent-style-name="Standard">
      <style:text-properties officeooo:rsid="002995b4" officeooo:paragraph-rsid="002a72c8"/>
    </style:style>
    <style:style style:name="P22" style:family="paragraph" style:parent-style-name="Standard">
      <style:text-properties officeooo:rsid="002995b4" officeooo:paragraph-rsid="002bb3bf"/>
    </style:style>
    <style:style style:name="P23" style:family="paragraph" style:parent-style-name="Standard">
      <style:text-properties officeooo:rsid="002995b4" officeooo:paragraph-rsid="002d73e5"/>
    </style:style>
    <style:style style:name="P24" style:family="paragraph" style:parent-style-name="Standard">
      <style:text-properties officeooo:rsid="002995b4" officeooo:paragraph-rsid="00306570"/>
    </style:style>
    <style:style style:name="P25" style:family="paragraph" style:parent-style-name="Standard">
      <style:text-properties officeooo:rsid="002995b4" officeooo:paragraph-rsid="00460405"/>
    </style:style>
    <style:style style:name="P26" style:family="paragraph" style:parent-style-name="Standard">
      <style:text-properties officeooo:rsid="002bb3bf" officeooo:paragraph-rsid="002bb3bf"/>
    </style:style>
    <style:style style:name="P27" style:family="paragraph" style:parent-style-name="Standard">
      <style:text-properties officeooo:rsid="002d73e5" officeooo:paragraph-rsid="002d73e5"/>
    </style:style>
    <style:style style:name="P28" style:family="paragraph" style:parent-style-name="Standard">
      <style:text-properties officeooo:rsid="002d73e5" officeooo:paragraph-rsid="00306570"/>
    </style:style>
    <style:style style:name="P29" style:family="paragraph" style:parent-style-name="Standard">
      <style:text-properties officeooo:rsid="00306570" officeooo:paragraph-rsid="00306570"/>
    </style:style>
    <style:style style:name="P30" style:family="paragraph" style:parent-style-name="Standard">
      <style:text-properties officeooo:rsid="00306570" officeooo:paragraph-rsid="00460405"/>
    </style:style>
    <style:style style:name="P31" style:family="paragraph" style:parent-style-name="Standard">
      <style:text-properties officeooo:rsid="0024c28c" officeooo:paragraph-rsid="0035595a"/>
    </style:style>
    <style:style style:name="P32" style:family="paragraph" style:parent-style-name="Standard">
      <style:text-properties officeooo:rsid="0035595a" officeooo:paragraph-rsid="0035595a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Heading_20_1">
      <style:text-properties officeooo:paragraph-rsid="001fcb54"/>
    </style:style>
    <style:style style:name="P35" style:family="paragraph" style:parent-style-name="Heading_20_1">
      <style:text-properties officeooo:paragraph-rsid="0027ea55"/>
    </style:style>
    <style:style style:name="P36" style:family="paragraph" style:parent-style-name="Heading_20_1">
      <style:text-properties officeooo:rsid="00225293" officeooo:paragraph-rsid="00289f32"/>
    </style:style>
    <style:style style:name="P37" style:family="paragraph" style:parent-style-name="Heading_20_1">
      <style:text-properties officeooo:rsid="00225293" officeooo:paragraph-rsid="0031f4fc"/>
    </style:style>
    <style:style style:name="P38" style:family="paragraph" style:parent-style-name="Heading_20_1">
      <style:text-properties officeooo:rsid="00225293" officeooo:paragraph-rsid="00345e77"/>
    </style:style>
    <style:style style:name="T1" style:family="text">
      <style:text-properties officeooo:rsid="001fcb54"/>
    </style:style>
    <style:style style:name="T2" style:family="text">
      <style:text-properties officeooo:rsid="0020dca5"/>
    </style:style>
    <style:style style:name="T3" style:family="text">
      <style:text-properties officeooo:rsid="0024c28c"/>
    </style:style>
    <style:style style:name="T4" style:family="text">
      <style:text-properties officeooo:rsid="00267ef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67ef3" style:font-style-asian="italic" style:font-style-complex="italic"/>
    </style:style>
    <style:style style:name="T7" style:family="text">
      <style:text-properties fo:font-style="italic" officeooo:rsid="002f57e9" style:font-style-asian="italic" style:font-style-complex="italic"/>
    </style:style>
    <style:style style:name="T8" style:family="text">
      <style:text-properties fo:font-style="italic" officeooo:rsid="0035595a" style:font-style-asian="italic" style:font-style-complex="italic"/>
    </style:style>
    <style:style style:name="T9" style:family="text">
      <style:text-properties fo:font-style="italic" officeooo:rsid="00460405" style:font-style-asian="italic" style:font-style-complex="italic"/>
    </style:style>
    <style:style style:name="T10" style:family="text">
      <style:text-properties officeooo:rsid="0027ea55"/>
    </style:style>
    <style:style style:name="T11" style:family="text">
      <style:text-properties officeooo:rsid="00289f32"/>
    </style:style>
    <style:style style:name="T12" style:family="text">
      <style:text-properties officeooo:rsid="002995b4"/>
    </style:style>
    <style:style style:name="T13" style:family="text">
      <style:text-properties officeooo:rsid="002a72c8"/>
    </style:style>
    <style:style style:name="T14" style:family="text">
      <style:text-properties officeooo:rsid="002f57e9"/>
    </style:style>
    <style:style style:name="T15" style:family="text">
      <style:text-properties officeooo:rsid="00306570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368805" style:font-style-asian="normal" style:font-style-complex="normal"/>
    </style:style>
    <style:style style:name="T18" style:family="text">
      <style:text-properties fo:font-style="normal" officeooo:rsid="003ba686" style:font-style-asian="normal" style:font-style-complex="normal"/>
    </style:style>
    <style:style style:name="T19" style:family="text">
      <style:text-properties fo:font-style="normal" officeooo:rsid="00267ef3" style:font-style-asian="normal" style:font-style-complex="normal"/>
    </style:style>
    <style:style style:name="T20" style:family="text">
      <style:text-properties fo:font-style="normal" officeooo:rsid="003bdce6" style:font-style-asian="normal" style:font-style-complex="normal"/>
    </style:style>
    <style:style style:name="T21" style:family="text">
      <style:text-properties fo:font-style="normal" officeooo:rsid="00460405" style:font-style-asian="normal" style:font-style-complex="normal"/>
    </style:style>
    <style:style style:name="T22" style:family="text">
      <style:text-properties fo:font-style="normal" fo:font-weight="bold" officeooo:rsid="00225293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3bdce6" style:font-style-asian="normal" style:font-weight-asian="bold" style:font-style-complex="normal" style:font-weight-complex="bold"/>
    </style:style>
    <style:style style:name="T24" style:family="text">
      <style:text-properties officeooo:rsid="0037c59c"/>
    </style:style>
    <style:style style:name="T25" style:family="text">
      <style:text-properties officeooo:rsid="003f4203"/>
    </style:style>
    <style:style style:name="T26" style:family="text">
      <style:text-properties officeooo:rsid="00460405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42c34a" style:font-weight-asian="bold" style:font-weight-complex="bold"/>
    </style:style>
    <style:style style:name="T29" style:family="text">
      <style:text-properties fo:font-weight="bold" officeooo:rsid="00267ef3" style:font-weight-asian="bold" style:font-weight-complex="bold"/>
    </style:style>
    <style:style style:name="T30" style:family="text">
      <style:text-properties fo:font-weight="bold" officeooo:rsid="00289f32" style:font-weight-asian="bold" style:font-weight-complex="bold"/>
    </style:style>
    <style:style style:name="T31" style:family="text">
      <style:text-properties fo:font-weight="bold" officeooo:rsid="002995b4" style:font-weight-asian="bold" style:font-weight-complex="bold"/>
    </style:style>
    <style:style style:name="T32" style:family="text">
      <style:text-properties fo:font-weight="bold" officeooo:rsid="0035595a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1" draw:name="Изображение1" text:anchor-type="paragraph" svg:width="1.127cm" svg:height="1.127cm" draw:z-index="0"><draw:image xlink:href="Pictures/10000201000000200000002099A0A4DA7EB6FA76.png" xlink:type="simple" xlink:show="embed" xlink:actuate="onLoad" loext:mime-type="image/png"/></draw:frame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3"><text:a xlink:type="simple" xlink:href="#__RefHeading___Toc1548_3640565774" text:style-name="Index_20_Link" text:visited-style-name="Index_20_Link"><text:s/>Рекомендуемые параметры.<text:tab/>1</text:a></text:p>
          <text:p text:style-name="P33"><text:a xlink:type="simple" xlink:href="#__RefHeading___Toc1550_3640565774" text:style-name="Index_20_Link" text:visited-style-name="Index_20_Link"><text:s/>Установка.<text:tab/>1</text:a></text:p>
          <text:p text:style-name="P33"><text:a xlink:type="simple" xlink:href="#__RefHeading___Toc1552_3640565774" text:style-name="Index_20_Link" text:visited-style-name="Index_20_Link"><text:s/>Соглашения.<text:tab/>1</text:a></text:p>
          <text:p text:style-name="P33"><text:a xlink:type="simple" xlink:href="#__RefHeading___Toc1554_3640565774" text:style-name="Index_20_Link" text:visited-style-name="Index_20_Link"><text:s/>Используемые каталоги.<text:tab/>2</text:a></text:p>
          <text:p text:style-name="P33"><text:a xlink:type="simple" xlink:href="#__RefHeading___Toc1556_3640565774" text:style-name="Index_20_Link" text:visited-style-name="Index_20_Link">Динамически загружаемые библиотеки.<text:tab/>2</text:a></text:p>
          <text:p text:style-name="P33"><text:a xlink:type="simple" xlink:href="#__RefHeading___Toc1558_3640565774" text:style-name="Index_20_Link" text:visited-style-name="Index_20_Link"><text:s/>Приложение mshmtovm.<text:tab/>2</text:a></text:p>
          <text:p text:style-name="P33"><text:a xlink:type="simple" xlink:href="#__RefHeading___Toc1560_3640565774" text:style-name="Index_20_Link" text:visited-style-name="Index_20_Link"><text:s/>Приложение mshvmrun.<text:tab/>2</text:a></text:p>
          <text:p text:style-name="P33"><text:a xlink:type="simple" xlink:href="#__RefHeading___Toc1562_3640565774" text:style-name="Index_20_Link" text:visited-style-name="Index_20_Link"><text:s/>Приложение mshmrun.<text:tab/>3</text:a></text:p>
          <text:p text:style-name="P33"><text:a xlink:type="simple" xlink:href="#__RefHeading___Toc1564_3640565774" text:style-name="Index_20_Link" text:visited-style-name="Index_20_Link"><text:s/>Приложение mshsrv.<text:tab/>3</text:a></text:p>
          <text:p text:style-name="P33"><text:a xlink:type="simple" xlink:href="#__RefHeading___Toc1566_3640565774" text:style-name="Index_20_Link" text:visited-style-name="Index_20_Link"><text:s/>Приложение mshmonc.<text:tab/>4</text:a></text:p>
          <text:p text:style-name="P33"><text:a xlink:type="simple" xlink:href="#__RefHeading___Toc1568_3640565774" text:style-name="Index_20_Link" text:visited-style-name="Index_20_Link"><text:s/>Приложение mshclnt.<text:tab/>4</text:a></text:p>
        </text:index-body>
      </text:table-of-content>
      <text:p text:style-name="Title"/>
      <text:p text:style-name="Title">Язык MSH <text:span text:style-name="T1">руководство программиста</text:span>.</text:p>
      <text:h text:style-name="P34" text:outline-level="1"><text:bookmark-start text:name="__RefHeading___Toc1548_3640565774"/><text:tab/><text:span text:style-name="T1">Рекомендуемые параметры.</text:span><text:bookmark-end text:name="__RefHeading___Toc1548_3640565774"/></text:h>
      <text:p text:style-name="P1">Разработка велась в системе Linux Open SUSE 42.2. Но по моему представлению должно работать в любой <text:span text:style-name="T25">64 разрядной</text:span> системе Linux. Но гарантировать это не могу. Может не хватать каких то системных библиотек.</text:p>
      <text:h text:style-name="Heading_20_1" text:outline-level="1"><text:bookmark-start text:name="__RefHeading___Toc1550_3640565774"/><text:tab/>Установка.<text:bookmark-end text:name="__RefHeading___Toc1550_3640565774"/></text:h>
      <text:p text:style-name="P1">Разархивировать установочный файл в каталог пользователя. Все необходимые каталоги там имеются. Имена многих каталогов программно фиксированы и не могут быть произвольны. Делалось это с целью ограничить доступ пользователей ко всей файловой системе. <text:span text:style-name="T2">Что важно при использовании языка в браузерах.</text:span></text:p>
      <text:h text:style-name="Heading_20_1" text:outline-level="1"><text:bookmark-start text:name="__RefHeading___Toc1552_3640565774"/><text:tab/><text:span text:style-name="T2">Соглашения.</text:span><text:bookmark-end text:name="__RefHeading___Toc1552_3640565774"/></text:h>
      <text:p text:style-name="P2">Данные и программы находятся в фиксированных каталогах и сгруппированы в библиотеки по первым <text:span text:style-name="T26">6</text:span> символам имени. Имена начинающиеся с <text:span text:style-name="T27">sys</text:span> зарезервированы системой. Программистам рекомендуется называть программы и данные с префиксом <text:span text:style-name="T27">u</text:span> чтобы не возникало коллизий имен.</text:p>
      <text:h text:style-name="Heading_20_1" text:outline-level="1"><text:bookmark-start text:name="__RefHeading___Toc1554_3640565774"/><text:soft-page-break/><text:tab/>Используемые каталоги.<text:bookmark-end text:name="__RefHeading___Toc1554_3640565774"/></text:h>
      <text:p text:style-name="P2">Систем использует следующие каталоги:</text:p>
      <text:p text:style-name="P2"><text:tab/><text:span text:style-name="T27">Doc</text:span> — содержит документацию,</text:p>
      <text:p text:style-name="P2"><text:tab/><text:span text:style-name="T27">db</text:span><text:span text:style-name="T28">g</text:span> — глобальные данные,</text:p>
      <text:p text:style-name="P4"><text:tab/><text:span text:style-name="T27">db</text:span><text:span text:style-name="T28">l</text:span> — содержит локальные данные,</text:p>
      <text:p text:style-name="P4"><text:tab/><text:span text:style-name="T28">db</text:span><text:span text:style-name="T27">t</text:span> — временные данные приложений.</text:p>
      <text:p text:style-name="P4"><text:tab/><text:span text:style-name="T27">img</text:span> — используемые картинки,</text:p>
      <text:p text:style-name="P3"><text:tab/><text:span text:style-name="T27">ini</text:span> — содержит ini файлы,</text:p>
      <text:p text:style-name="P3"><text:tab/><text:span text:style-name="T27">msh</text:span> — исходные тексты программ,</text:p>
      <text:p text:style-name="P3"><text:tab/><text:span text:style-name="T27">mvm</text:span> — Pi — код программ,</text:p>
      <text:p text:style-name="P3"><text:tab/><text:span text:style-name="T27">mav</text:span> — текстовое представление Pi кода программ, может отсутствовать,</text:p>
      <text:h text:style-name="Heading_20_1" text:outline-level="1"><text:bookmark-start text:name="__RefHeading___Toc1556_3640565774"/>Динамически загружаемые библиотеки.<text:bookmark-end text:name="__RefHeading___Toc1556_3640565774"/></text:h>
      <text:p text:style-name="P5"><text:span text:style-name="T27">libmshDb.so</text:span> — библиотека доступа к деревянным данным,</text:p>
      <text:p text:style-name="P5"><text:span text:style-name="T27">libmshNet.so</text:span> — библиотека обмена по сети,</text:p>
      <text:p text:style-name="P5"><text:span text:style-name="T27">libmshVm.so</text:span> — трансляция и исполнения MSH программ,</text:p>
      <text:p text:style-name="P5"><text:span text:style-name="T27">libmshWin.so</text:span> — библиотека построения экранных форм.</text:p>
      <text:p text:style-name="P11"/>
      <text:h text:style-name="Heading_20_1" text:outline-level="1"><text:bookmark-start text:name="__RefHeading___Toc1558_3640565774"/><text:tab/>Приложени<text:span text:style-name="T3">е mshmtovm</text:span>.<text:bookmark-end text:name="__RefHeading___Toc1558_3640565774"/></text:h>
      <text:p text:style-name="P6">Приложение <text:span text:style-name="T27">mshmtovm</text:span> транслирует исходный код MSH в Pi код вертуальной машины. Исходный код берется из каталога <text:span text:style-name="T27">msh</text:span>. В каталоге <text:span text:style-name="T27">msh</text:span> находятся подкаталоги библиотек, а в них уже находятся программы. Смотри примеры. Результат работы программы будет находиться в каталоге <text:span text:style-name="T27">mvm</text:span>, так же разбитом на библиотеки. <text:span text:style-name="T4">Или сообщение об ошибке. Вызывается приложение с параметром — именем транслируемой программы:</text:span></text:p>
      <text:p text:style-name="P6"><text:span text:style-name="T27">./mshmtovm</text:span> <text:span text:style-name="T6">progname</text:span></text:p>
      <text:h text:style-name="Heading_20_1" text:outline-level="1"><text:bookmark-start text:name="__RefHeading___Toc1560_3640565774"/><text:tab/><text:span text:style-name="T4">Приложение mshvmrun.</text:span><text:bookmark-end text:name="__RefHeading___Toc1560_3640565774"/></text:h>
      <text:p text:style-name="P9">Приложение <text:span text:style-name="T27">mshvmrun</text:span> выполняет Pi код в виртуальной MSH машине. </text:p>
      <text:p text:style-name="P15">Вызывается приложение с параметром — именем транслируемой программы:</text:p>
      <text:p text:style-name="P8"><text:span text:style-name="T29">./mshvmrun</text:span><text:span text:style-name="T4"> </text:span><text:span text:style-name="T6">progname</text:span></text:p>
      <text:h text:style-name="P35" text:outline-level="1"><text:bookmark-start text:name="__RefHeading___Toc1562_3640565774"/><text:soft-page-break/><text:tab/>Приложение <text:span text:style-name="T10">mshmrun</text:span>.<text:bookmark-end text:name="__RefHeading___Toc1562_3640565774"/></text:h>
      <text:p text:style-name="P18">Приложение <text:span text:style-name="T27">mshmrun</text:span> выполняет исходную MSH программу. Pi код при этом не создается. Приложение транслирует и выполняет MSH программу в виртуальной MSH машине.</text:p>
      <text:p text:style-name="P16">Вызывается приложение с параметром — именем транслируемой программы:</text:p>
      <text:p text:style-name="P10"><text:span text:style-name="T29">./mshmrun</text:span><text:span text:style-name="T4"> </text:span><text:span text:style-name="T6">progname</text:span></text:p>
      <text:h text:style-name="P36" text:outline-level="1"><text:bookmark-start text:name="__RefHeading___Toc1564_3640565774"/><text:bookmark-start text:name="__DdeLink__123_2538100314"/><text:tab/>Приложение mshsrv.<text:bookmark-end text:name="__RefHeading___Toc1564_3640565774"/><text:bookmark-end text:name="__DdeLink__123_2538100314"/></text:h>
      <text:p text:style-name="P19">Приложение <text:span text:style-name="T30">mshsrv</text:span><text:span text:style-name="T11"> является сервером приложений</text:span>. <text:span text:style-name="T12">Сервер запускает процессы на портах сокетов. Каждый порт имеет свое назначение. Описание портов находится в файле </text:span><text:span text:style-name="T31">mapPipe.ini</text:span><text:span text:style-name="T12"> который расположен в каталоге </text:span><text:span text:style-name="T31">ini</text:span><text:span text:style-name="T12"> приложения. Пример этого файла:</text:span></text:p>
      <text:p text:style-name="P20">//---Порты сервера---</text:p>
      <text:p text:style-name="P20">0sup=61960;</text:p>
      <text:p text:style-name="P20">1msh=61962;</text:p>
      <text:p text:style-name="P20">2vmm=61964;</text:p>
      <text:p text:style-name="P20">3pim=61966;</text:p>
      <text:p text:style-name="P20">4usr=61970<text:tab/><text:span text:style-name="T26">sysN</text:span>etUser;</text:p>
      <text:p text:style-name="P25">4usr=61972<text:tab/><text:span text:style-name="T26">sysN</text:span>etUser;</text:p>
      <text:p text:style-name="P25">4usr=6197<text:span text:style-name="T13">4</text:span><text:tab/><text:span text:style-name="T26">sysN</text:span>etUser;</text:p>
      <text:p text:style-name="P21"/>
      <text:p text:style-name="P20">Строки начинающиеся с символов // являются комментариями.</text:p>
      <text:p text:style-name="P26">Первый символ тип порта. За ним до символа = находятся символы поясняющие смысл порта. Они не интерпретируются и служат только для пояснений.</text:p>
      <text:p text:style-name="P26"/>
      <text:p text:style-name="P22">0sup=61960;</text:p>
      <text:p text:style-name="P26">Порт суперсервера 61960. На этот порт приходят команды управления сервером. Программа mshmonc должна вести обмен с сервером именно по этому порту. Эта программа управляет сервером.</text:p>
      <text:p text:style-name="P26"/>
      <text:p text:style-name="P23">1msh=61962;</text:p>
      <text:p text:style-name="P27"><text:bookmark-start text:name="__DdeLink__115_2538100314"/>На этот порт приходят строки, содержащие команды msh. Эт<text:span text:style-name="T15">и</text:span> строки транслируются и исполняются сервером.</text:p>
      <text:p text:style-name="P27"><text:bookmark-end text:name="__DdeLink__115_2538100314"/></text:p>
      <text:p text:style-name="P23">2vmm=61964;</text:p>
      <text:p text:style-name="P27">На этот порт приходят строки, содержащие <text:span text:style-name="T14">точку входа в программу для виртуальной машины в виде </text:span><text:span text:style-name="T7">mod.lab</text:span>. Эт<text:span text:style-name="T14">а</text:span> <text:span text:style-name="T14">подпрограммы выполняется</text:span> сервером.</text:p>
      <text:p text:style-name="P27"/>
      <text:p text:style-name="P24">3pim=61966;</text:p>
      <text:p text:style-name="P28">На этот порт приходят строки, содержащие команды <text:span text:style-name="T15">виртуальной машины</text:span>. Эт<text:span text:style-name="T15">и</text:span> строки <text:s/>исполняются сервером.</text:p>
      <text:p text:style-name="P28"/>
      <text:p text:style-name="P25">4usr=61970<text:tab/><text:span text:style-name="T26">sysN</text:span>etUser;</text:p>
      <text:p text:style-name="P30">При инициализации сервера запускается программа <text:s/><text:span text:style-name="T26">sysNetUser, </text:span>которой передаются строки приходящие на порт <text:s/><text:span text:style-name="T12">61970. </text:span>Протокол обмена в этом случае определяется приложением <text:s/><text:span text:style-name="T26">sysNetUser </text:span>и клиентом который взаимодействует по данному порту<text:span text:style-name="T12">.</text:span></text:p>
      <text:p text:style-name="P29"/>
      <text:p text:style-name="P29">Таких процессов может быть запущено любое количество любых типов.</text:p>
      <text:p text:style-name="P28"/>
      <text:h text:style-name="P37" text:outline-level="1"><text:bookmark-start text:name="__RefHeading___Toc1566_3640565774"/><text:soft-page-break/><text:tab/>Приложение mshmonc.<text:bookmark-end text:name="__RefHeading___Toc1566_3640565774"/></text:h>
      <text:p text:style-name="P12">Приложение <text:span text:style-name="T27">mshmonc</text:span> управляет сервером. Графический интерфейс позволяет догадаться о функциональных возможностях данной программы. В нем отображаются все запущенные сервера и их состояние. Это приложение позволяет управлять этими серверами.</text:p>
      <text:p text:style-name="P31"><text:span text:style-name="T4">Вызывается приложение с параметром — номером порта суперсервера и </text:span><text:bookmark-start text:name="__DdeLink__131_2538100314"/><text:span text:style-name="T4">именем сервера</text:span><text:bookmark-end text:name="__DdeLink__131_2538100314"/><text:span text:style-name="T4"> :</text:span></text:p>
      <text:p text:style-name="P7"><text:span text:style-name="T27">./mshmo</text:span><text:span text:style-name="T32">nc</text:span> <text:span text:style-name="T9">[</text:span><text:span text:style-name="T6">po</text:span><text:span text:style-name="T8">rt[</text:span><text:span text:style-name="T6">,</text:span><text:span text:style-name="T8">host]</text:span><text:span text:style-name="T9">]</text:span></text:p>
      <text:p text:style-name="P32"><text:span text:style-name="T19">И</text:span><text:span text:style-name="T16">мя</text:span><text:span text:style-name="T5"> </text:span><text:span text:style-name="T16">сервера </text:span><text:span text:style-name="T21">и порт являются</text:span><text:span text:style-name="T16"> необязательны</text:span><text:span text:style-name="T21">ми</text:span><text:span text:style-name="T16"> параметр</text:span><text:span text:style-name="T21">ами</text:span><text:span text:style-name="T16">. Если он</text:span><text:span text:style-name="T21">и</text:span><text:span text:style-name="T16"> не указан</text:span><text:span text:style-name="T21">ы</text:span><text:span text:style-name="T16">, то </text:span><text:span text:style-name="T21">с</text:span><text:span text:style-name="T17">читается что сервер запущен на этом же компьютере, </text:span><text:span text:style-name="T21">а порт назначен по умолчанию</text:span><text:span text:style-name="T17">.</text:span></text:p>
      <text:h text:style-name="P38" text:outline-level="1"><text:bookmark-start text:name="__RefHeading___Toc1568_3640565774"/><text:tab/>Приложение mshclnt.<text:bookmark-end text:name="__RefHeading___Toc1568_3640565774"/></text:h>
      <text:p text:style-name="P13">Приложение<text:span text:style-name="T27"> </text:span><text:span text:style-name="T29">mshclnt</text:span><text:span text:style-name="T4"> клиентское приложение позволяющее работать с сервером по порту 4usr</text:span><text:span text:style-name="T6">.</text:span><text:span text:style-name="T19"> </text:span><text:span text:style-name="T18">Программа </text:span><text:span text:style-name="T20">обеспечивает протокол обмена с сервером приложений</text:span><text:span text:style-name="T18"> </text:span><text:span text:style-name="T22">mshsrv</text:span><text:span text:style-name="T23">.</text:span><text:span text:style-name="T6"> </text:span><text:span text:style-name="T18">Эта программа может служить основой клиентского приложения.</text:span></text:p>
      <text:p text:style-name="P17">Вызывается приложение с параметром — именем <text:span text:style-name="T24">основной</text:span> программы, <text:span text:style-name="T24">которая обеспечивает функционирование приложения.</text:span> </text:p>
      <text:p text:style-name="P14"><text:span text:style-name="T29">./mshclnt</text:span><text:span text:style-name="T4"> </text:span><text:span text:style-name="T6">prognam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31:54.740063678</meta:creation-date>
    <dc:date>2019-04-11T14:34:45.555831674</dc:date>
    <meta:editing-duration>PT2H44M34S</meta:editing-duration>
    <meta:editing-cycles>31</meta:editing-cycles>
    <meta:generator>LibreOffice/6.1.3.2$Linux_X86_64 LibreOffice_project/10$Build-2</meta:generator>
    <meta:document-statistic meta:table-count="0" meta:image-count="1" meta:object-count="0" meta:page-count="4" meta:paragraph-count="78" meta:word-count="627" meta:character-count="4944" meta:non-whitespace-character-count="4341"/>
  </office:meta>
</office:document-meta>
</file>